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11.437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0.131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0.101cm"/>
    </style:style>
    <style:style style:name="ro5" style:family="table-row">
      <style:table-row-properties style:row-height="0.76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ro7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49cm" fo:break-before="page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2f2f2"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d4d4" fo:border="0.035cm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d4d4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2f2f2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11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21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3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5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7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Helvetica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4"/>
        <table:table-column table:style-name="co5" table:default-cell-style-name="ce8"/>
        <table:table-row table:style-name="ro6">
          <table:table-cell table:style-name="ce6" office:value-type="string">
            <text:p>Nom</text:p>
          </table:table-cell>
          <table:table-cell table:style-name="ce7" office:value-type="string">
            <text:p>Effet</text:p>
          </table:table-cell>
          <table:table-cell table:style-name="ce5" office:value-type="string">
            <text:p>nombre de cartes</text:p>
          </table:table-cell>
        </table:table-row>
        <table:table-row table:style-name="ro5">
          <table:table-cell office:value-type="string">
            <text:p>Mission Maudite</text:p>
          </table:table-cell>
          <table:table-cell office:value-type="string">
            <text:p>Tuer 1 monstre de votre niveau ou plus</text:p>
            <text:p><text:span text:style-name="T1">tant que la mission n’est pas réalisée, -1 dans la caractéristique principale</text:span>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  <table:table-cell table:style-name="ce9" office:value-type="float" office:value="10">
            <text:p>10</text:p>
          </table:table-cell>
        </table:table-row>
        <table:table-row table:style-name="ro3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  <table:table-cell table:style-name="ce9" office:value-type="float" office:value="10">
            <text:p>10</text:p>
          </table:table-cell>
        </table:table-row>
        <table:table-row table:style-name="ro3">
          <table:table-cell office:value-type="string">
            <text:p>Chemin dégagé</text:p>
          </table:table-cell>
          <table:table-cell office:value-type="string">
            <text:p>Piocher 1 carte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  <table:table-cell table:style-name="ce9" office:value-type="float" office:value="5">
            <text:p>5</text:p>
          </table:table-cell>
        </table:table-row>
        <table:table-row table:style-name="ro3">
          <table:table-cell office:value-type="string">
            <text:p>Chemin dégagé</text:p>
          </table:table-cell>
          <table:table-cell office:value-type="string">
            <text:p>piocher 3 cartes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hemin dégagé</text:p>
          </table:table-cell>
          <table:table-cell table:style-name="ce5" office:value-type="string">
            <text:p>piocher 4 cartes</text:p>
          </table:table-cell>
          <table:table-cell table:style-name="ce9" office:value-type="float" office:value="3">
            <text:p>3</text:p>
          </table:table-cell>
        </table:table-row>
        <table:table-row table:style-name="ro3">
          <table:table-cell office:value-type="string">
            <text:p>Chemin dégagé</text:p>
          </table:table-cell>
          <table:table-cell office:value-type="string">
            <text:p>piocher 5 carte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emin dégagé</text:p>
          </table:table-cell>
          <table:table-cell table:style-name="ce5" office:value-type="string">
            <text:p>piocher 6 cartes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1 carte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2 cartes</text:p>
          </table:table-cell>
          <table:table-cell table:style-name="ce9" office:value-type="float" office:value="3">
            <text:p>3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3 carte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4 cartes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office:value-type="string">
            <text:p>Precision diabolique</text:p>
          </table:table-cell>
          <table:table-cell office:value-type="string">
            <text:p>+2 en attaque</text:p>
          </table:table-cell>
          <table:table-cell office:value-type="float" office:value="10">
            <text:p>10</text:p>
          </table:table-cell>
        </table:table-row>
        <table:table-row table:style-name="ro6">
          <table:table-cell table:style-name="ce6"/>
          <table:table-cell table:style-name="ce7"/>
          <table:table-cell table:style-name="ce9" office:value-type="float" office:value="75">
            <text:p>75</text:p>
          </table:table-cell>
        </table:table-row>
      </table:table>
      <table:table table:name="Feuille2" table:style-name="ta1" table:print="false">
        <table:table-column table:style-name="co4" table:default-cell-style-name="ce2"/>
        <table:table-column table:style-name="co4" table:default-cell-style-name="ce4"/>
        <table:table-row table:style-name="ro5">
          <table:table-cell office:value-type="string">
            <text:p>Mission Maudite</text:p>
          </table:table-cell>
          <table:table-cell office:value-type="string">
            <text:p>Tuer 1 monstre de votre niveau ou plus</text:p>
            <text:p><text:span text:style-name="T1">tant que la mission n’est pas réalisée, -1 dans la caractéristique principale</text:span></text:p>
          </table:table-cell>
        </table:table-row>
        <table:table-row table:style-name="ro5">
          <table:table-cell office:value-type="string">
            <text:p>Mission Maudite</text:p>
          </table:table-cell>
          <table:table-cell office:value-type="string">
            <text:p>Tuer 1 monstre de votre niveau ou plus</text:p>
            <text:p><text:span text:style-name="T1">tant que la mission n’est pas réalisée, -1 dans la caractéristique principale</text:span></text:p>
          </table:table-cell>
        </table:table-row>
        <table:table-row table:style-name="ro5">
          <table:table-cell office:value-type="string">
            <text:p>Mission Maudite</text:p>
          </table:table-cell>
          <table:table-cell office:value-type="string">
            <text:p>Tuer 1 monstre de votre niveau ou plus</text:p>
            <text:p><text:span text:style-name="T1">tant que la mission n’est pas réalisée, -1 dans la caractéristique principale</text:span></text:p>
          </table:table-cell>
        </table:table-row>
        <table:table-row table:style-name="ro5">
          <table:table-cell office:value-type="string">
            <text:p>Mission Maudite</text:p>
          </table:table-cell>
          <table:table-cell office:value-type="string">
            <text:p>Tuer 1 monstre de votre niveau ou plus</text:p>
            <text:p><text:span text:style-name="T1">tant que la mission n’est pas réalisée, -1 dans la caractéristique principale</text:span>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3">
          <table:table-cell office:value-type="string">
            <text:p>Glissade</text:p>
          </table:table-cell>
          <table:table-cell table:style-name="ce5" office:value-type="string">
            <text:p>Défausser un monstre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4">
          <table:table-cell office:value-type="string">
            <text:p>Chute de stalagtite</text:p>
          </table:table-cell>
          <table:table-cell office:value-type="string">
            <text:p>-1 en attaque pour un tour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3">
          <table:table-cell office:value-type="string">
            <text:p>Chute</text:p>
          </table:table-cell>
          <table:table-cell table:style-name="ce5" office:value-type="string">
            <text:p>défausser un monstre et en piocher un nouveau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1 carte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2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3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3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3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3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4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4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4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5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office:value-type="string">
            <text:p>piocher 5 cartes</text:p>
          </table:table-cell>
        </table:table-row>
        <table:table-row table:style-name="ro4">
          <table:table-cell office:value-type="string">
            <text:p>Chemin dégagé</text:p>
          </table:table-cell>
          <table:table-cell table:style-name="ce5" office:value-type="string">
            <text:p>piocher 6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1 carte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1 carte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1 carte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1 carte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2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2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2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3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office:value-type="string">
            <text:p>défausser 3 cartes</text:p>
          </table:table-cell>
        </table:table-row>
        <table:table-row table:style-name="ro3">
          <table:table-cell office:value-type="string">
            <text:p>coup de fatigue</text:p>
          </table:table-cell>
          <table:table-cell table:style-name="ce5" office:value-type="string">
            <text:p>défausser 4 cartes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  <table:table-row table:style-name="ro4">
          <table:table-cell office:value-type="string">
            <text:p>Precision diabolique</text:p>
          </table:table-cell>
          <table:table-cell office:value-type="string">
            <text:p>+2 en attaque</text:p>
          </table:table-cell>
        </table:table-row>
      </table:table>
      <table:table table:name="Feuille3" table:style-name="ta1" table:print-ranges="Feuille3.A1:Feuille3.AR513">
        <table:table-column table:style-name="co6" table:default-cell-style-name="ce11"/>
        <table:table-column table:style-name="co7" table:default-cell-style-name="ce14"/>
        <table:table-column table:style-name="co7" table:number-columns-repeated="11" table:default-cell-style-name="ce15"/>
        <table:table-column table:style-name="co6" table:default-cell-style-name="ce45"/>
        <table:table-column table:style-name="co8" table:default-cell-style-name="Default"/>
        <table:table-column table:style-name="co6" table:default-cell-style-name="ce11"/>
        <table:table-column table:style-name="co7" table:default-cell-style-name="ce14"/>
        <table:table-column table:style-name="co7" table:number-columns-repeated="11" table:default-cell-style-name="ce15"/>
        <table:table-column table:style-name="co6" table:default-cell-style-name="ce45"/>
        <table:table-column table:style-name="co8" table:default-cell-style-name="Default"/>
        <table:table-column table:style-name="co6" table:default-cell-style-name="ce11"/>
        <table:table-column table:style-name="co7" table:default-cell-style-name="ce14"/>
        <table:table-column table:style-name="co7" table:number-columns-repeated="11" table:default-cell-style-name="ce15"/>
        <table:table-column table:style-name="co6" table:default-cell-style-name="ce45"/>
        <table:table-row table:style-name="ro7">
          <table:table-cell table:style-name="ce10" office:value-type="float" office:value="1">
            <text:p>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]+1" office:value-type="float" office:value="2">
            <text:p>2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]+1" office:value-type="float" office:value="3">
            <text:p>3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];1; 1; ;&quot;Feuille2&quot;))" office:value-type="string" office:string-value="Mission Maudite" table:number-columns-spanned="10" table:number-rows-spanned="3">
            <text:p>Mission Maud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];1; 1; ;&quot;Feuille2&quot;))" office:value-type="string" office:string-value="Mission Maudite" table:number-columns-spanned="10" table:number-rows-spanned="3">
            <text:p>Mission Maud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];1; 1; ;&quot;Feuille2&quot;))" office:value-type="string" office:string-value="Mission Maudite" table:number-columns-spanned="10" table:number-rows-spanned="3">
            <text:p>Mission Maud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];2; 1; ;&quot;Feuille2&quot;))" office:value-type="string" office:string-value="Tuer 1 monstre de votre niveau ou plus&#10;tant que la mission n’est pas réalisée, -1 dans la caractéristique principale" table:number-columns-spanned="10" table:number-rows-spanned="4">
            <text:p>Tuer 1 monstre de votre niveau ou plus</text:p>
            <text:p>tant que la mission n’est pas réalisée, -1 dans la caractéristique principal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];2; 1; ;&quot;Feuille2&quot;))" office:value-type="string" office:string-value="Tuer 1 monstre de votre niveau ou plus&#10;tant que la mission n’est pas réalisée, -1 dans la caractéristique principale" table:number-columns-spanned="10" table:number-rows-spanned="4">
            <text:p>Tuer 1 monstre de votre niveau ou plus</text:p>
            <text:p>tant que la mission n’est pas réalisée, -1 dans la caractéristique principal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];2; 1; ;&quot;Feuille2&quot;))" office:value-type="string" office:string-value="Tuer 1 monstre de votre niveau ou plus&#10;tant que la mission n’est pas réalisée, -1 dans la caractéristique principale" table:number-columns-spanned="10" table:number-rows-spanned="4">
            <text:p>Tuer 1 monstre de votre niveau ou plus</text:p>
            <text:p>tant que la mission n’est pas réalisée, -1 dans la caractéristique principal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1]+1" office:value-type="float" office:value="4">
            <text:p>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0]+1" office:value-type="float" office:value="5">
            <text:p>5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0]+1" office:value-type="float" office:value="6">
            <text:p>6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0];1; 1; ;&quot;Feuille2&quot;))" office:value-type="string" office:string-value="Mission Maudite" table:number-columns-spanned="10" table:number-rows-spanned="3">
            <text:p>Mission Maud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0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0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0];2; 1; ;&quot;Feuille2&quot;))" office:value-type="string" office:string-value="Tuer 1 monstre de votre niveau ou plus&#10;tant que la mission n’est pas réalisée, -1 dans la caractéristique principale" table:number-columns-spanned="10" table:number-rows-spanned="4">
            <text:p>Tuer 1 monstre de votre niveau ou plus</text:p>
            <text:p>tant que la mission n’est pas réalisée, -1 dans la caractéristique principal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0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0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20]+1" office:value-type="float" office:value="7">
            <text:p>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9]+1" office:value-type="float" office:value="8">
            <text:p>8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9]+1" office:value-type="float" office:value="9">
            <text:p>9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9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9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9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9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9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9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9">
          <table:table-cell table:style-name="ce10" table:formula="of:=[.AE39]+1" office:value-type="float" office:value="10">
            <text:p>1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58]+1" office:value-type="float" office:value="11">
            <text:p>1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58]+1" office:value-type="float" office:value="12">
            <text:p>12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58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58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58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58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58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58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58]+1" office:value-type="float" office:value="13">
            <text:p>13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77]+1" office:value-type="float" office:value="14">
            <text:p>1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77]+1" office:value-type="float" office:value="15">
            <text:p>15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77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77];1; 1; ;&quot;Feuille2&quot;))" office:value-type="string" office:string-value="Glissade" table:number-columns-spanned="10" table:number-rows-spanned="3">
            <text:p>Glissad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77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77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77];2; 1; ;&quot;Feuille2&quot;))" office:value-type="string" office:string-value="Défausser un monstre" table:number-columns-spanned="10" table:number-rows-spanned="4">
            <text:p>Défausser un monstr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77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77]+1" office:value-type="float" office:value="16">
            <text:p>16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96]+1" office:value-type="float" office:value="17">
            <text:p>1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96]+1" office:value-type="float" office:value="18">
            <text:p>18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96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96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96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96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96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96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10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9">
          <table:table-cell table:style-name="ce10" table:formula="of:=[.AE96]+1" office:value-type="float" office:value="19">
            <text:p>19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15]+1" office:value-type="float" office:value="20">
            <text:p>2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15]+1" office:value-type="float" office:value="21">
            <text:p>21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15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15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15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15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15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15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115]+1" office:value-type="float" office:value="22">
            <text:p>22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34]+1" office:value-type="float" office:value="23">
            <text:p>23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34]+1" office:value-type="float" office:value="24">
            <text:p>24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34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34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34];1; 1; ;&quot;Feuille2&quot;))" office:value-type="string" office:string-value="Chute de stalagtite" table:number-columns-spanned="10" table:number-rows-spanned="3">
            <text:p>Chute de stalagti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34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34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34];2; 1; ;&quot;Feuille2&quot;))" office:value-type="string" office:string-value="-1 en attaque pour un tour" table:number-columns-spanned="10" table:number-rows-spanned="4">
            <text:p>-1 en attaque pour un tour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134]+1" office:value-type="float" office:value="25">
            <text:p>25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53]+1" office:value-type="float" office:value="26">
            <text:p>26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53]+1" office:value-type="float" office:value="27">
            <text:p>27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53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53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53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53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53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53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153]+1" office:value-type="float" office:value="28">
            <text:p>28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72]+1" office:value-type="float" office:value="29">
            <text:p>29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72]+1" office:value-type="float" office:value="30">
            <text:p>30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72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72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72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72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72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72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172]+1" office:value-type="float" office:value="31">
            <text:p>3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191]+1" office:value-type="float" office:value="32">
            <text:p>32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191]+1" office:value-type="float" office:value="33">
            <text:p>33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191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191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191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191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191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191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191]+1" office:value-type="float" office:value="34">
            <text:p>3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10]+1" office:value-type="float" office:value="35">
            <text:p>35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10]+1" office:value-type="float" office:value="36">
            <text:p>36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10];1; 1; ;&quot;Feuille2&quot;))" office:value-type="string" office:string-value="Chute" table:number-columns-spanned="10" table:number-rows-spanned="3">
            <text:p>Chut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10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10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10];2; 1; ;&quot;Feuille2&quot;))" office:value-type="string" office:string-value="défausser un monstre et en piocher un nouveau" table:number-columns-spanned="10" table:number-rows-spanned="4">
            <text:p>défausser un monstre et en piocher un nouveau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10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10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210]+1" office:value-type="float" office:value="37">
            <text:p>3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29]+1" office:value-type="float" office:value="38">
            <text:p>38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29]+1" office:value-type="float" office:value="39">
            <text:p>39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29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29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29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29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29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29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229]+1" office:value-type="float" office:value="40">
            <text:p>4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48]+1" office:value-type="float" office:value="41">
            <text:p>4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48]+1" office:value-type="float" office:value="42">
            <text:p>42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48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48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48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48];2; 1; ;&quot;Feuille2&quot;))" office:value-type="string" office:string-value="Piocher 1 carte" table:number-columns-spanned="10" table:number-rows-spanned="4">
            <text:p>Pioch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48];2; 1; ;&quot;Feuille2&quot;))" office:value-type="string" office:string-value="Piocher 2 cartes" table:number-columns-spanned="10" table:number-rows-spanned="4">
            <text:p>Pioch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48];2; 1; ;&quot;Feuille2&quot;))" office:value-type="string" office:string-value="Piocher 2 cartes" table:number-columns-spanned="10" table:number-rows-spanned="4">
            <text:p>Pioch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248]+1" office:value-type="float" office:value="43">
            <text:p>43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67]+1" office:value-type="float" office:value="44">
            <text:p>4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67]+1" office:value-type="float" office:value="45">
            <text:p>45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67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67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67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67];2; 1; ;&quot;Feuille2&quot;))" office:value-type="string" office:string-value="Piocher 2 cartes" table:number-columns-spanned="10" table:number-rows-spanned="4">
            <text:p>Pioch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67];2; 1; ;&quot;Feuille2&quot;))" office:value-type="string" office:string-value="Piocher 2 cartes" table:number-columns-spanned="10" table:number-rows-spanned="4">
            <text:p>Pioch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67];2; 1; ;&quot;Feuille2&quot;))" office:value-type="string" office:string-value="Piocher 2 cartes" table:number-columns-spanned="10" table:number-rows-spanned="4">
            <text:p>Pioch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267]+1" office:value-type="float" office:value="46">
            <text:p>46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286]+1" office:value-type="float" office:value="47">
            <text:p>4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286]+1" office:value-type="float" office:value="48">
            <text:p>48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286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286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286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286];2; 1; ;&quot;Feuille2&quot;))" office:value-type="string" office:string-value="piocher 3 cartes" table:number-columns-spanned="10" table:number-rows-spanned="4">
            <text:p>pioch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286];2; 1; ;&quot;Feuille2&quot;))" office:value-type="string" office:string-value="piocher 3 cartes" table:number-columns-spanned="10" table:number-rows-spanned="4">
            <text:p>pioch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286];2; 1; ;&quot;Feuille2&quot;))" office:value-type="string" office:string-value="piocher 3 cartes" table:number-columns-spanned="10" table:number-rows-spanned="4">
            <text:p>pioch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286]+1" office:value-type="float" office:value="49">
            <text:p>49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05]+1" office:value-type="float" office:value="50">
            <text:p>5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05]+1" office:value-type="float" office:value="51">
            <text:p>51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05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05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05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05];2; 1; ;&quot;Feuille2&quot;))" office:value-type="string" office:string-value="piocher 3 cartes" table:number-columns-spanned="10" table:number-rows-spanned="4">
            <text:p>pioch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05];2; 1; ;&quot;Feuille2&quot;))" office:value-type="string" office:string-value="piocher 4 cartes" table:number-columns-spanned="10" table:number-rows-spanned="4">
            <text:p>piocher 4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05];2; 1; ;&quot;Feuille2&quot;))" office:value-type="string" office:string-value="piocher 4 cartes" table:number-columns-spanned="10" table:number-rows-spanned="4">
            <text:p>piocher 4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305]+1" office:value-type="float" office:value="52">
            <text:p>52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24]+1" office:value-type="float" office:value="53">
            <text:p>53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24]+1" office:value-type="float" office:value="54">
            <text:p>54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24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24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24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24];2; 1; ;&quot;Feuille2&quot;))" office:value-type="string" office:string-value="piocher 4 cartes" table:number-columns-spanned="10" table:number-rows-spanned="4">
            <text:p>piocher 4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24];2; 1; ;&quot;Feuille2&quot;))" office:value-type="string" office:string-value="piocher 5 cartes" table:number-columns-spanned="10" table:number-rows-spanned="4">
            <text:p>piocher 5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24];2; 1; ;&quot;Feuille2&quot;))" office:value-type="string" office:string-value="piocher 5 cartes" table:number-columns-spanned="10" table:number-rows-spanned="4">
            <text:p>piocher 5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324]+1" office:value-type="float" office:value="55">
            <text:p>55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43]+1" office:value-type="float" office:value="56">
            <text:p>56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43]+1" office:value-type="float" office:value="57">
            <text:p>57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43];1; 1; ;&quot;Feuille2&quot;))" office:value-type="string" office:string-value="Chemin dégagé" table:number-columns-spanned="10" table:number-rows-spanned="3">
            <text:p>Chemin dégagé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43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43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43];2; 1; ;&quot;Feuille2&quot;))" office:value-type="string" office:string-value="piocher 6 cartes" table:number-columns-spanned="10" table:number-rows-spanned="4">
            <text:p>piocher 6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43];2; 1; ;&quot;Feuille2&quot;))" office:value-type="string" office:string-value="défausser 1 carte" table:number-columns-spanned="10" table:number-rows-spanned="4">
            <text:p>défauss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43];2; 1; ;&quot;Feuille2&quot;))" office:value-type="string" office:string-value="défausser 1 carte" table:number-columns-spanned="10" table:number-rows-spanned="4">
            <text:p>défauss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343]+1" office:value-type="float" office:value="58">
            <text:p>58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62]+1" office:value-type="float" office:value="59">
            <text:p>59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62]+1" office:value-type="float" office:value="60">
            <text:p>60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62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62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62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62];2; 1; ;&quot;Feuille2&quot;))" office:value-type="string" office:string-value="défausser 1 carte" table:number-columns-spanned="10" table:number-rows-spanned="4">
            <text:p>défauss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62];2; 1; ;&quot;Feuille2&quot;))" office:value-type="string" office:string-value="défausser 1 carte" table:number-columns-spanned="10" table:number-rows-spanned="4">
            <text:p>défausser 1 cart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62];2; 1; ;&quot;Feuille2&quot;))" office:value-type="string" office:string-value="défausser 2 cartes" table:number-columns-spanned="10" table:number-rows-spanned="4">
            <text:p>défauss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362]+1" office:value-type="float" office:value="61">
            <text:p>6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381]+1" office:value-type="float" office:value="62">
            <text:p>62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381]+1" office:value-type="float" office:value="63">
            <text:p>63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381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381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381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381];2; 1; ;&quot;Feuille2&quot;))" office:value-type="string" office:string-value="défausser 2 cartes" table:number-columns-spanned="10" table:number-rows-spanned="4">
            <text:p>défauss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381];2; 1; ;&quot;Feuille2&quot;))" office:value-type="string" office:string-value="défausser 2 cartes" table:number-columns-spanned="10" table:number-rows-spanned="4">
            <text:p>défausser 2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381];2; 1; ;&quot;Feuille2&quot;))" office:value-type="string" office:string-value="défausser 3 cartes" table:number-columns-spanned="10" table:number-rows-spanned="4">
            <text:p>défauss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381]+1" office:value-type="float" office:value="64">
            <text:p>6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00]+1" office:value-type="float" office:value="65">
            <text:p>65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00]+1" office:value-type="float" office:value="66">
            <text:p>66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00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00];1; 1; ;&quot;Feuille2&quot;))" office:value-type="string" office:string-value="coup de fatigue" table:number-columns-spanned="10" table:number-rows-spanned="3">
            <text:p>coup de fatig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00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00];2; 1; ;&quot;Feuille2&quot;))" office:value-type="string" office:string-value="défausser 3 cartes" table:number-columns-spanned="10" table:number-rows-spanned="4">
            <text:p>défausser 3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00];2; 1; ;&quot;Feuille2&quot;))" office:value-type="string" office:string-value="défausser 4 cartes" table:number-columns-spanned="10" table:number-rows-spanned="4">
            <text:p>défausser 4 cartes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00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400]+1" office:value-type="float" office:value="67">
            <text:p>6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19]+1" office:value-type="float" office:value="68">
            <text:p>68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19]+1" office:value-type="float" office:value="69">
            <text:p>69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19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19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19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19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19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19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419]+1" office:value-type="float" office:value="70">
            <text:p>7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38]+1" office:value-type="float" office:value="71">
            <text:p>71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38]+1" office:value-type="float" office:value="72">
            <text:p>72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38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38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38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38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38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38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9">
          <table:table-cell table:style-name="ce10" table:formula="of:=[.AE438]+1" office:value-type="float" office:value="73">
            <text:p>73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57]+1" office:value-type="float" office:value="74">
            <text:p>74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57]+1" office:value-type="float" office:value="75">
            <text:p>75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57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57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57];1; 1; ;&quot;Feuille2&quot;))" office:value-type="string" office:string-value="Precision diabolique" table:number-columns-spanned="10" table:number-rows-spanned="3">
            <text:p>Precision diabolique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57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57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57];2; 1; ;&quot;Feuille2&quot;))" office:value-type="string" office:string-value="+2 en attaque" table:number-columns-spanned="10" table:number-rows-spanned="4">
            <text:p>+2 en attaque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457]+1" office:value-type="float" office:value="76">
            <text:p>76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76]+1" office:value-type="float" office:value="77">
            <text:p>77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76]+1" office:value-type="float" office:value="78">
            <text:p>78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76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76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76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76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76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76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  <table:table-row table:style-name="ro7">
          <table:table-cell table:style-name="ce10" table:formula="of:=[.AE476]+1" office:value-type="float" office:value="79">
            <text:p>79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A495]+1" office:value-type="float" office:value="80">
            <text:p>80</text:p>
          </table:table-cell>
          <table:table-cell table:style-name="ce13" table:number-columns-repeated="12"/>
          <table:table-cell table:style-name="ce44"/>
          <table:table-cell/>
          <table:table-cell table:style-name="ce10" table:formula="of:=[.P495]+1" office:value-type="float" office:value="81">
            <text:p>81</text:p>
          </table:table-cell>
          <table:table-cell table:style-name="ce13" table:number-columns-repeated="12"/>
          <table:table-cell table:style-name="ce44"/>
        </table:table-row>
        <table:table-row table:style-name="ro7">
          <table:table-cell table:number-columns-repeated="3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 table:number-columns-repeated="5"/>
          <table:table-cell table:style-name="ce30" office:value-type="string" table:number-columns-spanned="8" table:number-rows-spanned="1">
            <text:p>Événement</text:p>
          </table:table-cell>
          <table:covered-table-cell table:number-columns-repeated="7"/>
          <table:table-cell/>
          <table:table-cell table:style-name="ce14"/>
          <table:table-cell/>
        </table:table-row>
        <table:table-row table:style-name="ro7">
          <table:table-cell table:number-columns-repeated="3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 table:number-columns-repeated="5"/>
          <table:table-cell table:style-name="ce23" table:number-columns-repeated="8"/>
          <table:table-cell/>
          <table:table-cell table:style-name="ce14"/>
          <table:table-cell/>
        </table:table-row>
        <table:table-row table:style-name="ro7">
          <table:table-cell table:number-columns-repeated="44"/>
        </table:table-row>
        <table:table-row table:style-name="ro7">
          <table:table-cell/>
          <table:table-cell table:style-name="ce15"/>
          <table:table-cell table:style-name="ce20" table:formula="of:=INDIRECT(ADDRESS([.A495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P495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4"/>
          <table:table-cell table:style-name="ce15"/>
          <table:table-cell table:style-name="ce20" table:formula="of:=INDIRECT(ADDRESS([.AE495];1; 1; ;&quot;Feuille2&quot;))" office:value-type="float" office:value="0" table:number-columns-spanned="10" table:number-rows-spanned="3">
            <text:p>0</text:p>
          </table:table-cell>
          <table:covered-table-cell table:style-name="ce31"/>
          <table:covered-table-cell table:style-name="ce13"/>
          <table:covered-table-cell table:number-columns-repeated="4" table:style-name="ce36"/>
          <table:covered-table-cell table:style-name="ce37"/>
          <table:covered-table-cell table:style-name="ce31"/>
          <table:covered-table-cell table:style-name="ce38"/>
          <table:table-cell table:number-columns-repeated="2"/>
        </table:table-row>
        <table:table-row table:style-name="ro7">
          <table:table-cell table:number-columns-repeated="2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 table:number-columns-repeated="4"/>
          <table:covered-table-cell table:style-name="ce21"/>
          <table:covered-table-cell table:number-columns-repeated="8"/>
          <table:covered-table-cell table:style-name="ce39"/>
          <table:table-cell table:style-name="ce14"/>
          <table:table-cell/>
        </table:table-row>
        <table:table-row table:style-name="ro7">
          <table:table-cell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4"/>
          <table:table-cell table:style-name="ce15"/>
          <table:covered-table-cell table:style-name="ce22"/>
          <table:covered-table-cell table:number-columns-repeated="8" table:style-name="ce32"/>
          <table:covered-table-cell table:style-name="ce40"/>
          <table:table-cell table:number-columns-repeated="2"/>
        </table:table-row>
        <table:table-row table:style-name="ro7">
          <table:table-cell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12"/>
        </table:table-row>
        <table:table-row table:style-name="ro7">
          <table:table-cell table:number-columns-repeated="2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 table:number-columns-repeated="4"/>
          <table:table-cell table:style-name="ce23" table:number-columns-spanned="10" table:number-rows-spanned="1"/>
          <table:covered-table-cell table:number-columns-repeated="8" table:style-name="ce33"/>
          <table:covered-table-cell table:style-name="ce41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4"/>
          <table:table-cell table:style-name="ce15"/>
          <table:table-cell table:style-name="ce24" table:number-columns-spanned="10" table:number-rows-spanned="1"/>
          <table:covered-table-cell table:number-columns-repeated="9"/>
          <table:table-cell table:number-columns-repeated="2"/>
        </table:table-row>
        <table:table-row table:style-name="ro7">
          <table:table-cell table:number-columns-repeated="12"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/>
        </table:table-row>
        <table:table-row table:style-name="ro7">
          <table:table-cell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4"/>
          <table:table-cell table:style-name="ce15"/>
          <table:table-cell table:style-name="ce25" office:value-type="string" table:number-columns-spanned="10" table:number-rows-spanned="1">
            <text:p>Effet</text:p>
          </table:table-cell>
          <table:covered-table-cell table:style-name="ce34"/>
          <table:covered-table-cell table:number-columns-repeated="7" table:style-name="ce13"/>
          <table:covered-table-cell table:style-name="ce38"/>
          <table:table-cell table:number-columns-repeated="2"/>
        </table:table-row>
        <table:table-row table:style-name="ro7">
          <table:table-cell/>
          <table:table-cell table:style-name="ce16"/>
          <table:table-cell table:style-name="ce26" table:formula="of:=INDIRECT(ADDRESS([.A495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P495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6"/>
          <table:table-cell table:style-name="ce26" table:formula="of:=INDIRECT(ADDRESS([.AE495];2; 1; ;&quot;Feuille2&quot;))" office:value-type="float" office:value="0" table:number-columns-spanned="10" table:number-rows-spanned="4">
            <text:p>0</text:p>
          </table:table-cell>
          <table:covered-table-cell table:style-name="ce16"/>
          <table:covered-table-cell table:style-name="ce17"/>
          <table:covered-table-cell table:style-name="ce16"/>
          <table:covered-table-cell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 table:number-columns-repeated="3"/>
          <table:table-cell table:style-name="ce17"/>
          <table:covered-table-cell table:style-name="ce27"/>
          <table:covered-table-cell table:number-columns-repeated="4" table:style-name="ce17"/>
          <table:covered-table-cell table:number-columns-repeated="4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 table:number-columns-repeated="3"/>
          <table:table-cell table:style-name="ce16"/>
          <table:covered-table-cell table:style-name="ce28"/>
          <table:covered-table-cell table:number-columns-repeated="8" table:style-name="ce16"/>
          <table:covered-table-cell table:style-name="ce42"/>
          <table:table-cell table:style-name="ce16"/>
          <table:table-cell/>
        </table:table-row>
        <table:table-row table:style-name="ro7">
          <table:table-cell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 table:number-columns-repeated="3"/>
          <table:table-cell table:style-name="ce16"/>
          <table:covered-table-cell table:style-name="ce29"/>
          <table:covered-table-cell table:number-columns-repeated="8" table:style-name="ce35"/>
          <table:covered-table-cell table:style-name="ce43"/>
          <table:table-cell table:style-name="ce16"/>
          <table:table-cell/>
        </table:table-row>
        <table:table-row table:style-name="ro7">
          <table:table-cell/>
          <table:table-cell table:style-name="ce18" table:number-columns-repeated="12"/>
          <table:table-cell table:number-columns-repeated="3"/>
          <table:table-cell table:style-name="ce18" table:number-columns-repeated="12"/>
          <table:table-cell table:number-columns-repeated="3"/>
          <table:table-cell table:style-name="ce18" table:number-columns-repeated="12"/>
          <table:table-cell/>
        </table:table-row>
        <table:table-row table:style-name="ro7" table:number-rows-repeated="2"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  <table:table-cell/>
          <table:table-cell table:style-name="ce12"/>
          <table:table-cell table:style-name="ce19" table:number-columns-repeated="12"/>
          <table:table-cell table:style-name="ce46"/>
        </table:table-row>
        <table:table-row table:style-name="ro10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018cm solid #000000"/>
      <style:text-properties fo:color="#000000"/>
    </style:style>
  </office:styles>
  <office:automatic-styles>
    <style:page-layout style:name="Mpm1">
      <style:page-layout-properties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8/09/2015</text:date>, <text:time>15:5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32:31</meta:creation-date>
    <dc:date>2015-09-08T15:50:37</dc:date>
    <meta:editing-duration>PT18H26M40S</meta:editing-duration>
    <meta:editing-cycles>34</meta:editing-cycles>
    <meta:generator>OpenOffice/4.1.1$Unix OpenOffice.org_project/411m6$Build-9775</meta:generator>
    <meta:document-statistic meta:table-count="3" meta:cell-count="60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Dim Doc As Object
Dim Sheet As Object
Dim Cell As Object
Dim CellRangeAddress As New com.sun.star.table.CellRangeAddress
Dim CellAddress As New com.sun.star.table.CellAddress
Dim Compt As Integer
Dim I As Integer
Dim J As Integer
Dim Val As Integer

Doc = StarDesktop.CurrentComponent
Sheet = Doc.Sheets(0)
Compt = 0

For I = 1 To 15
	Val = Sheet.getCellByPosition(2, I).Value
	CellRangeAddress.Sheet = 0
	CellRangeAddress.StartColumn = 0
	CellRangeAddress.StartRow = I
	CellRangeAddress.EndColumn = 1
	CellRangeAddress.EndRow = I
 
	For J = 1 To Val
	 
		CellAddress.Sheet = 1
		CellAddress.Column = 0
		CellAddress.Row = Compt
 
		Sheet.copyRange(CellAddress, CellRangeAddress)
		
		Compt = Compt + 1
	Next J	
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